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867e" officeooo:paragraph-rsid="001e867e"/>
    </style:style>
    <style:style style:name="P2" style:family="paragraph" style:parent-style-name="Standard">
      <style:text-properties officeooo:rsid="001ec133" officeooo:paragraph-rsid="001ec1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ptim1</text:p>
      <text:p text:style-name="P1"/>
      <text:p text:style-name="Standard"><text:s/>Iter <text:s/>Func-count <text:s text:c="11"/>Fval <text:s text:c="2"/>Feasibility <text:s text:c="2"/>Step Length <text:s text:c="6"/>Norm of <text:s text:c="2"/>First-order <text:s/></text:p>
      <text:p text:style-name="Standard"><text:s text:c="71"/>step <text:s text:c="3"/>optimality</text:p>
      <text:p text:style-name="Standard"><text:s text:c="4"/>0 <text:s text:c="10"/>7 <text:s text:c="3"/>3.161037e+01 <text:s text:c="4"/>8.625e-01 <text:s text:c="4"/>1.000e+00 <text:s text:c="4"/>0.000e+00 <text:s text:c="4"/>1.240e+02 <text:s/></text:p>
      <text:p text:style-name="Standard"><text:s text:c="4"/>1 <text:s text:c="9"/>20 <text:s text:c="3"/>2.902581e+01 <text:s text:c="4"/>2.541e+00 <text:s text:c="4"/>1.176e-01 <text:s text:c="4"/>1.363e-01 <text:s text:c="4"/>2.302e+02 <text:s/></text:p>
      <text:p text:style-name="Standard"><text:s text:c="4"/>2 <text:s text:c="9"/>30 <text:s text:c="3"/>2.759139e+01 <text:s text:c="4"/>1.000e+00 <text:s text:c="4"/>3.430e-01 <text:s text:c="4"/>3.967e-01 <text:s text:c="4"/>1.850e+02 <text:s/></text:p>
      <text:p text:style-name="Standard"><text:s text:c="4"/>3 <text:s text:c="9"/>41 <text:s text:c="3"/>2.763409e+01 <text:s text:c="4"/>1.217e-01 <text:s text:c="4"/>2.401e-01 <text:s text:c="4"/>3.494e-01 <text:s text:c="4"/>5.776e+01 <text:s/></text:p>
      <text:p text:style-name="Standard"><text:s text:c="4"/>4 <text:s text:c="9"/>48 <text:s text:c="3"/>1.807439e+01 <text:s text:c="4"/>6.704e-02 <text:s text:c="4"/>1.000e+00 <text:s text:c="4"/>6.151e-01 <text:s text:c="4"/>6.745e+01 <text:s/></text:p>
      <text:p text:style-name="Standard"><text:s text:c="4"/>5 <text:s text:c="9"/>58 <text:s text:c="3"/>1.562010e+01 <text:s text:c="4"/>3.463e-06 <text:s text:c="4"/>3.430e-01 <text:s text:c="4"/>2.758e-01 <text:s text:c="4"/>3.160e+01 <text:s/></text:p>
      <text:p text:style-name="Standard"><text:s text:c="4"/>6 <text:s text:c="9"/>66 <text:s text:c="3"/>1.337309e+01 <text:s text:c="4"/>2.237e-02 <text:s text:c="4"/>7.000e-01 <text:s text:c="4"/>3.436e-01 <text:s text:c="4"/>4.078e+01 <text:s/></text:p>
      <text:p text:style-name="Standard"><text:s text:c="4"/>7 <text:s text:c="9"/>76 <text:s text:c="3"/>1.195268e+01 <text:s text:c="4"/>9.215e-03 <text:s text:c="4"/>3.430e-01 <text:s text:c="4"/>4.024e-01 <text:s text:c="4"/>4.222e+01 <text:s/></text:p>
      <text:p text:style-name="Standard"><text:s text:c="4"/>8 <text:s text:c="9"/>84 <text:s text:c="3"/>1.178490e+01 <text:s text:c="4"/>2.968e-03 <text:s text:c="4"/>7.000e-01 <text:s text:c="4"/>1.637e-01 <text:s text:c="4"/>2.608e+01 <text:s/></text:p>
      <text:p text:style-name="Standard"><text:s text:c="4"/>9 <text:s text:c="9"/>93 <text:s text:c="3"/>1.170928e+01 <text:s text:c="4"/>1.838e-02 <text:s text:c="4"/>4.900e-01 <text:s text:c="4"/>1.697e-01 <text:s text:c="4"/>2.441e+01 <text:s/></text:p>
      <text:p text:style-name="Standard"><text:s text:c="3"/>10 <text:s text:c="8"/>102 <text:s text:c="3"/>1.045659e+01 <text:s text:c="4"/>0.000e+00 <text:s text:c="4"/>4.900e-01 <text:s text:c="4"/>4.711e-01 <text:s text:c="4"/>3.125e+01 <text:s/></text:p>
      <text:p text:style-name="Standard"/>
      <text:p text:style-name="Standard">Solver stopped prematurely.</text:p>
      <text:p text:style-name="Standard"/>
      <text:p text:style-name="Standard">fmincon stopped because it exceeded the function evaluation limit,</text:p>
      <text:p text:style-name="Standard">options.MaxFunctionEvaluations = 1.000000e+02.</text:p>
      <text:p text:style-name="Standard"/>
      <text:p text:style-name="Standard"/>
      <text:p text:style-name="Standard">nopt =</text:p>
      <text:p text:style-name="Standard"/>
      <text:p text:style-name="Standard"><text:s text:c="4"/>10</text:p>
      <text:p text:style-name="Standard"/>
      <text:p text:style-name="Standard">valori parametri riportati ai range originali</text:p>
      <text:p text:style-name="Standard"/>
      <text:p text:style-name="Standard">optimal_parameters =</text:p>
      <text:p text:style-name="Standard"/>
      <text:p text:style-name="Standard"><text:s text:c="4"/>3.3313 <text:s text:c="3"/>0.3556 <text:s/>351.3812 <text:s text:c="3"/>0.6634 <text:s/>168.2647 <text:s text:c="2"/>56.6884</text:p>
      <text:p text:style-name="Standard"/>
      <text:p text:style-name="Standard"/>
      <text:p text:style-name="P2">optim2</text:p>
      <text:p text:style-name="P2"/>
      <text:p text:style-name="P2"/>
      <text:p text:style-name="P2">start_param =</text:p>
      <text:p text:style-name="P2"/>
      <text:p text:style-name="P2"><text:s text:c="4"/>0.1890 <text:s text:c="3"/>0.6868 <text:s text:c="3"/>0.1835 <text:s text:c="3"/>0.3685 <text:s text:c="3"/>0.6256 <text:s text:c="3"/>0.7802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1.3778</text:p>
      <text:p text:style-name="P2"><text:s text:c="4"/>1.8497</text:p>
      <text:p text:style-name="P2"><text:s text:c="3"/>-0.7137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5.338990e+01 <text:s text:c="4"/>1.850e+00 <text:s text:c="4"/>1.000e+00 <text:s text:c="4"/>0.000e+00 <text:s text:c="4"/>1.684e+01 <text:s/></text:p>
      <text:p text:style-name="P2"><text:soft-page-break/><text:s text:c="4"/>1 <text:s text:c="9"/>15 <text:s text:c="3"/>3.228303e+01 <text:s text:c="4"/>5.972e-01 <text:s text:c="4"/>7.000e-01 <text:s text:c="4"/>7.508e-01 <text:s text:c="4"/>9.301e+03 <text:s/></text:p>
      <text:p text:style-name="P2"><text:s text:c="4"/>2 <text:s text:c="9"/>27 <text:s text:c="3"/>3.400633e+01 <text:s text:c="4"/>5.015e-01 <text:s text:c="4"/>1.681e-01 <text:s text:c="4"/>1.659e-01 <text:s text:c="4"/>3.836e+03 <text:s/></text:p>
      <text:p text:style-name="P2"><text:s text:c="4"/>3 <text:s text:c="9"/>35 <text:s text:c="3"/>3.677250e+01 <text:s text:c="4"/>1.940e-01 <text:s text:c="4"/>7.000e-01 <text:s text:c="4"/>5.870e-01 <text:s text:c="4"/>1.215e+03 <text:s/></text:p>
      <text:p text:style-name="P2"><text:s text:c="4"/>4 <text:s text:c="9"/>44 <text:s text:c="3"/>3.698914e+01 <text:s text:c="4"/>1.532e-01 <text:s text:c="4"/>4.900e-01 <text:s text:c="4"/>3.676e-01 <text:s text:c="4"/>1.217e+03 <text:s/></text:p>
      <text:p text:style-name="P2"><text:s text:c="4"/>5 <text:s text:c="9"/>51 <text:s text:c="3"/>3.963422e+01 <text:s text:c="4"/>1.203e-01 <text:s text:c="4"/>1.000e+00 <text:s text:c="4"/>4.256e-01 <text:s text:c="4"/>1.215e+03 <text:s/></text:p>
      <text:p text:style-name="P2"><text:s text:c="4"/>6 <text:s text:c="9"/>61 <text:s text:c="3"/>4.051207e+01 <text:s text:c="4"/>1.438e-01 <text:s text:c="4"/>3.430e-01 <text:s text:c="4"/>1.201e-01 <text:s text:c="4"/>1.340e+03 <text:s/></text:p>
      <text:p text:style-name="P2"><text:s text:c="4"/>7 <text:s text:c="9"/>80 <text:s text:c="3"/>4.051207e+01 <text:s text:c="4"/>1.438e-01 <text:s text:c="4"/>1.140e-03 <text:s text:c="4"/>9.807e-04 <text:s text:c="4"/>1.340e+03 <text:s/></text:p>
      <text:p text:style-name="P2"/>
      <text:p text:style-name="P2">Optimization stopped because the relative changes in all elements of x are</text:p>
      <text:p text:style-name="P2">less than options.StepTolerance = 1.000000e-03, but the relative maximum constraint</text:p>
      <text:p text:style-name="P2">violation, 7.773551e-02, exceeds options.ConstraintTolerance = 1.000000e-03.</text:p>
      <text:p text:style-name="P2"/>
      <text:p text:style-name="P2"/>
      <text:p text:style-name="P2">nopt =</text:p>
      <text:p text:style-name="P2"/>
      <text:p text:style-name="P2"><text:s text:c="5"/>1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0.4000 <text:s text:c="3"/>0.0906 <text:s text:c="2"/>25.5420 <text:s text:c="3"/>1.0893 <text:s text:c="2"/>25.5420 <text:s/>100.0000</text:p>
      <text:p text:style-name="P2"/>
      <text:p text:style-name="P2"/>
      <text:p text:style-name="P2">start_param =</text:p>
      <text:p text:style-name="P2"/>
      <text:p text:style-name="P2"><text:s text:c="4"/>0.0811 <text:s text:c="3"/>0.9294 <text:s text:c="3"/>0.7757 <text:s text:c="3"/>0.4868 <text:s text:c="3"/>0.4359 <text:s text:c="3"/>0.4468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0.7528</text:p>
      <text:p text:style-name="P2"><text:s text:c="4"/>0.4546</text:p>
      <text:p text:style-name="P2"><text:s text:c="3"/>-0.2286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4.097071e+01 <text:s text:c="4"/>2.397e+00 <text:s text:c="4"/>1.000e+00 <text:s text:c="4"/>0.000e+00 <text:s text:c="4"/>8.499e+01 <text:s/></text:p>
      <text:p text:style-name="P2"><text:s text:c="4"/>1 <text:s text:c="9"/>15 <text:s text:c="3"/>3.331725e+01 <text:s text:c="4"/>7.191e-01 <text:s text:c="4"/>7.000e-01 <text:s text:c="4"/>9.413e-01 <text:s text:c="4"/>1.073e+04 <text:s/></text:p>
      <text:p text:style-name="P2"><text:s text:c="4"/>2 <text:s text:c="9"/>25 <text:s text:c="3"/>3.445075e+01 <text:s text:c="4"/>4.724e-01 <text:s text:c="4"/>3.430e-01 <text:s text:c="4"/>5.291e-01 <text:s text:c="4"/>1.092e+04 <text:s/></text:p>
      <text:p text:style-name="P2"><text:s text:c="4"/>3 <text:s text:c="9"/>33 <text:s text:c="3"/>3.709905e+01 <text:s text:c="4"/>1.744e-01 <text:s text:c="4"/>7.000e-01 <text:s text:c="4"/>5.953e-01 <text:s text:c="4"/>1.119e+04 <text:s/></text:p>
      <text:p text:style-name="P2"><text:s text:c="4"/>4 <text:s text:c="9"/>45 <text:s text:c="3"/>3.721616e+01 <text:s text:c="4"/>1.485e-01 <text:s text:c="4"/>1.681e-01 <text:s text:c="4"/>3.162e-02 <text:s text:c="4"/>8.672e+03 <text:s/></text:p>
      <text:p text:style-name="P2"><text:s text:c="4"/>5 <text:s text:c="9"/>57 <text:s text:c="3"/>3.657491e+01 <text:s text:c="4"/>1.451e-01 <text:s text:c="4"/>1.681e-01 <text:s text:c="4"/>2.096e-01 <text:s text:c="4"/>8.598e+03 <text:s/></text:p>
      <text:p text:style-name="P2"><text:s text:c="4"/>6 <text:s text:c="9"/>64 <text:s text:c="3"/>3.634257e+01 <text:s text:c="4"/>1.391e-01 <text:s text:c="4"/>1.000e+00 <text:s text:c="4"/>2.810e-01 <text:s text:c="4"/>1.253e+04 <text:s/></text:p>
      <text:p text:style-name="P2"><text:s text:c="4"/>7 <text:s text:c="9"/>83 <text:s text:c="3"/>3.634257e+01 <text:s text:c="4"/>1.391e-01 <text:s text:c="4"/>1.140e-03 <text:s text:c="4"/>8.652e-04 <text:s text:c="4"/>1.253e+04 <text:s/></text:p>
      <text:p text:style-name="P2"/>
      <text:p text:style-name="P2">Optimization stopped because the relative changes in all elements of x are</text:p>
      <text:p text:style-name="P2">less than options.StepTolerance = 1.000000e-03, but the relative maximum constraint</text:p>
      <text:p text:style-name="P2">violation, 5.802401e-02, exceeds options.ConstraintTolerance = 1.000000e-03.</text:p>
      <text:p text:style-name="P2"/>
      <text:p text:style-name="P2"/>
      <text:p text:style-name="P2"><text:soft-page-break/>nopt =</text:p>
      <text:p text:style-name="P2"/>
      <text:p text:style-name="P2"><text:s text:c="5"/>2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0.4000 <text:s text:c="3"/>0.0899 <text:s/>141.0292 <text:s text:c="3"/>1.1935 <text:s/>141.4535 <text:s/>100.0000</text:p>
      <text:p text:style-name="P2"/>
      <text:p text:style-name="P2"/>
      <text:p text:style-name="P2">start_param =</text:p>
      <text:p text:style-name="P2"/>
      <text:p text:style-name="P2"><text:s text:c="4"/>0.3063 <text:s text:c="3"/>0.5085 <text:s text:c="3"/>0.5108 <text:s text:c="3"/>0.8176 <text:s text:c="3"/>0.7948 <text:s text:c="3"/>0.6443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0.3425</text:p>
      <text:p text:style-name="P2"><text:s text:c="3"/>-0.4572</text:p>
      <text:p text:style-name="P2"><text:s text:c="3"/>-0.1848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2.248749e+01 <text:s text:c="4"/>0.000e+00 <text:s text:c="4"/>1.000e+00 <text:s text:c="4"/>0.000e+00 <text:s text:c="4"/>8.440e+01 <text:s/></text:p>
      <text:p text:style-name="P2"><text:s text:c="4"/>1 <text:s text:c="9"/>22 <text:s text:c="3"/>2.001887e+01 <text:s text:c="4"/>1.000e+00 <text:s text:c="4"/>5.765e-02 <text:s text:c="4"/>5.792e-02 <text:s text:c="4"/>6.633e+01 <text:s/></text:p>
      <text:p text:style-name="P2"><text:s text:c="4"/>2 <text:s text:c="9"/>31 <text:s text:c="3"/>1.754434e+01 <text:s text:c="4"/>1.628e-02 <text:s text:c="4"/>4.900e-01 <text:s text:c="4"/>3.547e-01 <text:s text:c="4"/>2.017e+02 <text:s/></text:p>
      <text:p text:style-name="P2"><text:s text:c="4"/>3 <text:s text:c="9"/>38 <text:s text:c="3"/>1.322272e+01 <text:s text:c="4"/>2.468e-02 <text:s text:c="4"/>1.000e+00 <text:s text:c="4"/>3.911e-01 <text:s text:c="4"/>5.619e+01 <text:s/></text:p>
      <text:p text:style-name="P2"><text:s text:c="4"/>4 <text:s text:c="9"/>47 <text:s text:c="3"/>1.307473e+01 <text:s text:c="4"/>2.537e-02 <text:s text:c="4"/>4.900e-01 <text:s text:c="4"/>2.985e-01 <text:s text:c="4"/>4.823e+01 <text:s/></text:p>
      <text:p text:style-name="P2"><text:s text:c="4"/>5 <text:s text:c="9"/>55 <text:s text:c="3"/>1.180127e+01 <text:s text:c="4"/>0.000e+00 <text:s text:c="4"/>7.000e-01 <text:s text:c="4"/>2.771e-01 <text:s text:c="4"/>6.682e+01 <text:s/></text:p>
      <text:p text:style-name="P2"><text:s text:c="4"/>6 <text:s text:c="9"/>63 <text:s text:c="3"/>1.126694e+01 <text:s text:c="4"/>2.532e-02 <text:s text:c="4"/>1.000e+00 <text:s text:c="4"/>9.775e-03 <text:s text:c="4"/>3.214e+01 <text:s/></text:p>
      <text:p text:style-name="P2"><text:s text:c="4"/>7 <text:s text:c="9"/>72 <text:s text:c="3"/>9.995041e+00 <text:s text:c="4"/>1.000e+00 <text:s text:c="4"/>7.000e-01 <text:s text:c="4"/>2.039e-01 <text:s text:c="4"/>5.703e+01 <text:s/></text:p>
      <text:p text:style-name="P2"><text:s text:c="4"/>8 <text:s text:c="9"/>79 <text:s text:c="3"/>9.834940e+00 <text:s text:c="4"/>1.000e+00 <text:s text:c="4"/>1.000e+00 <text:s text:c="4"/>1.313e-01 <text:s text:c="4"/>4.568e+01 <text:s/></text:p>
      <text:p text:style-name="P2"><text:s text:c="4"/>9 <text:s text:c="9"/>86 <text:s text:c="3"/>9.780142e+00 <text:s text:c="4"/>1.000e+00 <text:s text:c="4"/>1.000e+00 <text:s text:c="4"/>3.196e-02 <text:s text:c="4"/>3.043e+01 <text:s/></text:p>
      <text:p text:style-name="P2"><text:s text:c="3"/>10 <text:s text:c="9"/>94 <text:s text:c="3"/>9.725887e+00 <text:s text:c="4"/>1.000e+00 <text:s text:c="4"/>7.000e-01 <text:s text:c="4"/>8.383e-03 <text:s text:c="4"/>2.802e+01 <text:s/></text:p>
      <text:p text:style-name="P2"><text:s text:c="3"/>11 <text:s text:c="8"/>100 <text:s text:c="3"/>9.725887e+00 <text:s text:c="4"/>1.000e+00 <text:s text:c="4"/>1.681e-01 <text:s text:c="4"/>3.341e-03 <text:s text:c="4"/>2.802e+01 <text:s/></text:p>
      <text:p text:style-name="P2"/>
      <text:p text:style-name="P2">Solver stopped prematurely.</text:p>
      <text:p text:style-name="P2"/>
      <text:p text:style-name="P2">fmincon stopped because it exceeded the function evaluation limit,</text:p>
      <text:p text:style-name="P2">options.MaxFunctionEvaluations = 1.000000e+02.</text:p>
      <text:p text:style-name="P2"/>
      <text:p text:style-name="P2"/>
      <text:p text:style-name="P2">nopt =</text:p>
      <text:p text:style-name="P2"/>
      <text:p text:style-name="P2"><text:s text:c="5"/>3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oft-page-break/><text:s text:c="4"/>3.2978 <text:s text:c="3"/>0.2828 <text:s/>263.4233 <text:s text:c="3"/>1.3953 <text:s/>261.5218 <text:s/>100.0000</text:p>
      <text:p text:style-name="P2"/>
      <text:p text:style-name="P2"/>
      <text:p text:style-name="P2">start_param =</text:p>
      <text:p text:style-name="P2"/>
      <text:p text:style-name="P2"><text:s text:c="4"/>0.3786 <text:s text:c="3"/>0.8116 <text:s text:c="3"/>0.5328 <text:s text:c="3"/>0.3507 <text:s text:c="3"/>0.9390 <text:s text:c="3"/>0.8759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0.3677</text:p>
      <text:p text:style-name="P2"><text:s text:c="3"/>-0.4027</text:p>
      <text:p text:style-name="P2"><text:s text:c="4"/>0.2832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5.464554e+01 <text:s text:c="4"/>2.832e-01 <text:s text:c="4"/>1.000e+00 <text:s text:c="4"/>0.000e+00 <text:s text:c="4"/>1.868e+01 <text:s/></text:p>
      <text:p text:style-name="P2"><text:s text:c="4"/>1 <text:s text:c="9"/>15 <text:s text:c="3"/>2.867124e+01 <text:s text:c="4"/>0.000e+00 <text:s text:c="4"/>7.000e-01 <text:s text:c="4"/>1.014e+00 <text:s text:c="4"/>3.424e+02 <text:s/></text:p>
      <text:p text:style-name="P2"><text:s text:c="4"/>2 <text:s text:c="9"/>25 <text:s text:c="3"/>2.324517e+01 <text:s text:c="4"/>0.000e+00 <text:s text:c="4"/>3.430e-01 <text:s text:c="4"/>2.826e-01 <text:s text:c="4"/>1.223e+02 <text:s/></text:p>
      <text:p text:style-name="P2"><text:s text:c="4"/>3 <text:s text:c="9"/>34 <text:s text:c="3"/>2.194940e+01 <text:s text:c="4"/>0.000e+00 <text:s text:c="4"/>4.900e-01 <text:s text:c="4"/>5.815e-01 <text:s text:c="4"/>7.474e+01 <text:s/></text:p>
      <text:p text:style-name="P2"><text:s text:c="4"/>4 <text:s text:c="9"/>42 <text:s text:c="3"/>1.823486e+01 <text:s text:c="4"/>1.527e-01 <text:s text:c="4"/>7.000e-01 <text:s text:c="4"/>2.912e-01 <text:s text:c="4"/>1.355e+02 <text:s/></text:p>
      <text:p text:style-name="P2"><text:s text:c="4"/>5 <text:s text:c="9"/>49 <text:s text:c="3"/>1.689445e+01 <text:s text:c="4"/>5.768e-02 <text:s text:c="4"/>1.000e+00 <text:s text:c="4"/>2.452e-01 <text:s text:c="4"/>1.077e+02 <text:s/></text:p>
      <text:p text:style-name="P2"><text:s text:c="4"/>6 <text:s text:c="9"/>61 <text:s text:c="3"/>1.666900e+01 <text:s text:c="4"/>0.000e+00 <text:s text:c="4"/>1.681e-01 <text:s text:c="4"/>1.329e-01 <text:s text:c="4"/>4.922e+01 <text:s/></text:p>
      <text:p text:style-name="P2"><text:s text:c="4"/>7 <text:s text:c="9"/>69 <text:s text:c="3"/>1.578235e+01 <text:s text:c="4"/>3.392e-02 <text:s text:c="4"/>7.000e-01 <text:s text:c="4"/>2.216e-01 <text:s text:c="4"/>7.062e+01 <text:s/></text:p>
      <text:p text:style-name="P2"><text:s text:c="4"/>8 <text:s text:c="9"/>76 <text:s text:c="3"/>1.224105e+01 <text:s text:c="4"/>1.646e-02 <text:s text:c="4"/>1.000e+00 <text:s text:c="4"/>2.187e-01 <text:s text:c="4"/>5.248e+01 <text:s/></text:p>
      <text:p text:style-name="P2"><text:s text:c="4"/>9 <text:s text:c="9"/>83 <text:s text:c="3"/>1.089610e+01 <text:s text:c="4"/>1.000e+00 <text:s text:c="4"/>1.000e+00 <text:s text:c="4"/>3.470e-01 <text:s text:c="4"/>7.239e+01 <text:s/></text:p>
      <text:p text:style-name="P2"><text:s text:c="3"/>10 <text:s text:c="9"/>91 <text:s text:c="3"/>1.160367e+01 <text:s text:c="4"/>2.220e-16 <text:s text:c="4"/>7.000e-01 <text:s text:c="4"/>2.537e-01 <text:s text:c="4"/>8.180e+00 <text:s/></text:p>
      <text:p text:style-name="P2"><text:s text:c="3"/>11 <text:s text:c="8"/>101 <text:s text:c="3"/>1.120949e+01 <text:s text:c="4"/>1.110e-16 <text:s text:c="4"/>3.430e-01 <text:s text:c="4"/>1.332e-01 <text:s text:c="4"/>4.336e+01 <text:s/></text:p>
      <text:p text:style-name="P2"/>
      <text:p text:style-name="P2">Solver stopped prematurely.</text:p>
      <text:p text:style-name="P2"/>
      <text:p text:style-name="P2">fmincon stopped because it exceeded the function evaluation limit,</text:p>
      <text:p text:style-name="P2">options.MaxFunctionEvaluations = 1.000000e+02.</text:p>
      <text:p text:style-name="P2"/>
      <text:p text:style-name="P2"/>
      <text:p text:style-name="P2">nopt =</text:p>
      <text:p text:style-name="P2"/>
      <text:p text:style-name="P2"><text:s text:c="5"/>4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3.2874 <text:s text:c="3"/>0.3226 <text:s/>286.7877 <text:s text:c="3"/>1.3953 <text:s/>286.7877 <text:s text:c="2"/>66.0760</text:p>
      <text:p text:style-name="P2"/>
      <text:p text:style-name="P2"/>
      <text:p text:style-name="P2">start_param =</text:p>
      <text:p text:style-name="P2"/>
      <text:p text:style-name="P2"><text:s text:c="4"/>0.5502 <text:s text:c="3"/>0.6225 <text:s text:c="3"/>0.5870 <text:s text:c="3"/>0.2077 <text:s text:c="3"/>0.3012 <text:s text:c="3"/>0.4709</text:p>
      <text:p text:style-name="P2"/>
      <text:p text:style-name="P2"/>
      <text:p text:style-name="P2"><text:soft-page-break/>con1 =</text:p>
      <text:p text:style-name="P2"/>
      <text:p text:style-name="P2"><text:s text:c="4"/>1.0000</text:p>
      <text:p text:style-name="P2"><text:s text:c="3"/>-0.3887</text:p>
      <text:p text:style-name="P2"><text:s text:c="3"/>-0.3542</text:p>
      <text:p text:style-name="P2"><text:s text:c="3"/>-0.2684</text:p>
      <text:p text:style-name="P2"/>
      <text:p text:style-name="P2"/>
      <text:p text:style-name="P2">start_param =</text:p>
      <text:p text:style-name="P2"/>
      <text:p text:style-name="P2"><text:s text:c="4"/>0.2305 <text:s text:c="3"/>0.8443 <text:s text:c="3"/>0.1948 <text:s text:c="3"/>0.2259 <text:s text:c="3"/>0.1707 <text:s text:c="3"/>0.2277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2.7515</text:p>
      <text:p text:style-name="P2"><text:s text:c="4"/>4.8900</text:p>
      <text:p text:style-name="P2"><text:s text:c="3"/>-2.8347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3.903567e+01 <text:s text:c="4"/>4.890e+00 <text:s text:c="4"/>1.000e+00 <text:s text:c="4"/>0.000e+00 <text:s text:c="4"/>6.494e+01 <text:s/></text:p>
      <text:p text:style-name="P2"><text:s text:c="4"/>1 <text:s text:c="9"/>14 <text:s text:c="3"/>4.055472e+01 <text:s text:c="4"/>2.073e-01 <text:s text:c="4"/>1.000e+00 <text:s text:c="4"/>1.412e+00 <text:s text:c="4"/>2.349e+04 <text:s/></text:p>
      <text:p text:style-name="P2"><text:s text:c="4"/>2 <text:s text:c="9"/>24 <text:s text:c="3"/>3.692357e+01 <text:s text:c="4"/>1.564e-01 <text:s text:c="4"/>3.430e-01 <text:s text:c="4"/>5.941e-01 <text:s text:c="4"/>1.626e+04 <text:s/></text:p>
      <text:p text:style-name="P2"><text:s text:c="4"/>3 <text:s text:c="9"/>39 <text:s text:c="3"/>3.683984e+01 <text:s text:c="4"/>1.477e-01 <text:s text:c="4"/>5.765e-02 <text:s text:c="4"/>5.380e-02 <text:s text:c="4"/>1.487e+04 <text:s/></text:p>
      <text:p text:style-name="P2"><text:s text:c="4"/>4 <text:s text:c="9"/>49 <text:s text:c="3"/>4.634713e+01 <text:s text:c="4"/>1.173e-01 <text:s text:c="4"/>3.430e-01 <text:s text:c="4"/>3.096e-01 <text:s text:c="4"/>1.203e+04 <text:s/></text:p>
      <text:p text:style-name="P2"><text:s text:c="4"/>5 <text:s text:c="9"/>56 <text:s text:c="3"/>3.865677e+01 <text:s text:c="4"/>1.763e-01 <text:s text:c="4"/>1.000e+00 <text:s text:c="4"/>9.009e-01 <text:s text:c="4"/>6.527e+03 <text:s/></text:p>
      <text:p text:style-name="P2"><text:s text:c="4"/>6 <text:s text:c="9"/>65 <text:s text:c="3"/>3.776728e+01 <text:s text:c="4"/>1.272e-01 <text:s text:c="4"/>4.900e-01 <text:s text:c="4"/>4.910e-01 <text:s text:c="4"/>7.646e+03 <text:s/></text:p>
      <text:p text:style-name="P2"><text:s text:c="4"/>7 <text:s text:c="9"/>74 <text:s text:c="3"/>3.990665e+01 <text:s text:c="4"/>1.547e-01 <text:s text:c="4"/>4.900e-01 <text:s text:c="4"/>2.404e-01 <text:s text:c="4"/>6.484e+03 <text:s/></text:p>
      <text:p text:style-name="P2"><text:s text:c="4"/>8 <text:s text:c="9"/>88 <text:s text:c="3"/>4.061747e+01 <text:s text:c="4"/>1.420e-01 <text:s text:c="4"/>8.235e-02 <text:s text:c="4"/>7.506e-02 <text:s text:c="4"/>6.479e+03 <text:s/></text:p>
      <text:p text:style-name="P2"><text:s text:c="4"/>9 <text:s text:c="8"/>102 <text:s text:c="3"/>4.093345e+01 <text:s text:c="4"/>1.470e-01 <text:s text:c="4"/>8.235e-02 <text:s text:c="4"/>1.961e-02 <text:s text:c="4"/>6.478e+03 <text:s/></text:p>
      <text:p text:style-name="P2"/>
      <text:p text:style-name="P2">Solver stopped prematurely.</text:p>
      <text:p text:style-name="P2"/>
      <text:p text:style-name="P2">fmincon stopped because it exceeded the function evaluation limit,</text:p>
      <text:p text:style-name="P2">options.MaxFunctionEvaluations = 1.000000e+02.</text:p>
      <text:p text:style-name="P2"/>
      <text:p text:style-name="P2"/>
      <text:p text:style-name="P2">nopt =</text:p>
      <text:p text:style-name="P2"/>
      <text:p text:style-name="P2"><text:s text:c="5"/>5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0.4000 <text:s text:c="3"/>0.0912 <text:s/>119.0907 <text:s text:c="3"/>0.2936 <text:s/>134.7843 <text:s/>100.0000</text:p>
      <text:p text:style-name="P2"/>
      <text:p text:style-name="P2"/>
      <text:p text:style-name="P2">start_param =</text:p>
      <text:p text:style-name="P2"/>
      <text:p text:style-name="P2"><text:soft-page-break/><text:s text:c="4"/>0.4357 <text:s text:c="3"/>0.3111 <text:s text:c="3"/>0.9234 <text:s text:c="3"/>0.4302 <text:s text:c="3"/>0.1848 <text:s text:c="3"/>0.9049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4720</text:p>
      <text:p text:style-name="P2"><text:s text:c="3"/>-0.1695</text:p>
      <text:p text:style-name="P2"><text:s text:c="3"/>-0.1979</text:p>
      <text:p text:style-name="P2"/>
      <text:p text:style-name="P2"/>
      <text:p text:style-name="P2">start_param =</text:p>
      <text:p text:style-name="P2"/>
      <text:p text:style-name="P2"><text:s text:c="4"/>0.9797 <text:s text:c="3"/>0.4389 <text:s text:c="3"/>0.1111 <text:s text:c="3"/>0.2581 <text:s text:c="3"/>0.4087 <text:s text:c="3"/>0.5949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4645</text:p>
      <text:p text:style-name="P2"><text:s text:c="3"/>-0.1858</text:p>
      <text:p text:style-name="P2"><text:s text:c="3"/>-0.2543</text:p>
      <text:p text:style-name="P2"/>
      <text:p text:style-name="P2"/>
      <text:p text:style-name="P2">start_param =</text:p>
      <text:p text:style-name="P2"/>
      <text:p text:style-name="P2"><text:s text:c="4"/>0.2622 <text:s text:c="3"/>0.6028 <text:s text:c="3"/>0.7112 <text:s text:c="3"/>0.2217 <text:s text:c="3"/>0.1174 <text:s text:c="3"/>0.2967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4"/>0.1024</text:p>
      <text:p text:style-name="P2"><text:s text:c="3"/>-1.4443</text:p>
      <text:p text:style-name="P2"><text:s text:c="3"/>-0.4313</text:p>
      <text:p text:style-name="P2"/>
      <text:p text:style-name="P2"/>
      <text:p text:style-name="P2">start_param =</text:p>
      <text:p text:style-name="P2"/>
      <text:p text:style-name="P2"><text:s text:c="4"/>0.3188 <text:s text:c="3"/>0.4242 <text:s text:c="3"/>0.5079 <text:s text:c="3"/>0.0855 <text:s text:c="3"/>0.2625 <text:s text:c="3"/>0.8010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4245</text:p>
      <text:p text:style-name="P2"><text:s text:c="3"/>-0.2752</text:p>
      <text:p text:style-name="P2"><text:s text:c="3"/>-0.1463</text:p>
      <text:p text:style-name="P2"/>
      <text:p text:style-name="P2"/>
      <text:p text:style-name="P2">start_param =</text:p>
      <text:p text:style-name="P2"/>
      <text:p text:style-name="P2"><text:soft-page-break/><text:s text:c="4"/>0.0292 <text:s text:c="3"/>0.9289 <text:s text:c="3"/>0.7303 <text:s text:c="3"/>0.4886 <text:s text:c="3"/>0.5785 <text:s text:c="3"/>0.2373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0.7681</text:p>
      <text:p text:style-name="P2"><text:s text:c="4"/>0.4880</text:p>
      <text:p text:style-name="P2"><text:s text:c="3"/>-0.1124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4.557492e+01 <text:s text:c="4"/>3.002e+00 <text:s text:c="4"/>1.000e+00 <text:s text:c="4"/>0.000e+00 <text:s text:c="4"/>1.023e+02 <text:s/></text:p>
      <text:p text:style-name="P2"><text:s text:c="4"/>1 <text:s text:c="9"/>15 <text:s text:c="3"/>3.120894e+01 <text:s text:c="4"/>9.007e-01 <text:s text:c="4"/>7.000e-01 <text:s text:c="4"/>9.793e-01 <text:s text:c="4"/>9.943e+03 <text:s/></text:p>
      <text:p text:style-name="P2"><text:s text:c="4"/>2 <text:s text:c="9"/>23 <text:s text:c="3"/>3.672321e+01 <text:s text:c="4"/>2.702e-01 <text:s text:c="4"/>7.000e-01 <text:s text:c="4"/>9.259e-01 <text:s text:c="4"/>1.022e+04 <text:s/></text:p>
      <text:p text:style-name="P2"><text:s text:c="4"/>3 <text:s text:c="9"/>31 <text:s text:c="3"/>3.682019e+01 <text:s text:c="4"/>2.631e-01 <text:s text:c="4"/>7.000e-01 <text:s text:c="4"/>2.478e-01 <text:s text:c="4"/>7.160e+03 <text:s/></text:p>
      <text:p text:style-name="P2"><text:s text:c="4"/>4 <text:s text:c="9"/>38 <text:s text:c="3"/>3.687936e+01 <text:s text:c="4"/>1.267e-01 <text:s text:c="4"/>1.000e+00 <text:s text:c="4"/>2.933e-01 <text:s text:c="4"/>7.161e+03 <text:s/></text:p>
      <text:p text:style-name="P2"><text:s text:c="4"/>5 <text:s text:c="9"/>48 <text:s text:c="3"/>3.647053e+01 <text:s text:c="4"/>1.262e-01 <text:s text:c="4"/>3.430e-01 <text:s text:c="4"/>1.735e-01 <text:s text:c="4"/>7.159e+03 <text:s/></text:p>
      <text:p text:style-name="P2"><text:s text:c="4"/>6 <text:s text:c="9"/>60 <text:s text:c="3"/>3.649773e+01 <text:s text:c="4"/>1.378e-01 <text:s text:c="4"/>1.681e-01 <text:s text:c="4"/>1.307e-02 <text:s text:c="4"/>7.159e+03 <text:s/></text:p>
      <text:p text:style-name="P2"><text:s text:c="4"/>7 <text:s text:c="9"/>70 <text:s text:c="3"/>3.649773e+01 <text:s text:c="4"/>1.378e-01 <text:s text:c="4"/>2.825e-02 <text:s text:c="4"/>1.232e-03 <text:s text:c="4"/>7.159e+03 <text:s/></text:p>
      <text:p text:style-name="P2"/>
      <text:p text:style-name="P2">Optimization stopped because the relative changes in all elements of x are</text:p>
      <text:p text:style-name="P2">less than options.StepTolerance = 1.000000e-03, but the relative maximum constraint</text:p>
      <text:p text:style-name="P2">violation, 4.589689e-02, exceeds options.ConstraintTolerance = 1.000000e-03.</text:p>
      <text:p text:style-name="P2"/>
      <text:p text:style-name="P2"/>
      <text:p text:style-name="P2">nopt =</text:p>
      <text:p text:style-name="P2"/>
      <text:p text:style-name="P2"><text:s text:c="5"/>6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0.4000 <text:s text:c="3"/>0.0895 <text:s/>118.4454 <text:s text:c="3"/>1.3478 <text:s/>118.4454 <text:s/>100.0000</text:p>
      <text:p text:style-name="P2"/>
      <text:p text:style-name="P2"/>
      <text:p text:style-name="P2">start_param =</text:p>
      <text:p text:style-name="P2"/>
      <text:p text:style-name="P2"><text:s text:c="4"/>0.4588 <text:s text:c="3"/>0.9631 <text:s text:c="3"/>0.5468 <text:s text:c="3"/>0.5211 <text:s text:c="3"/>0.2316 <text:s text:c="3"/>0.4889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0.1714</text:p>
      <text:p text:style-name="P2"><text:s text:c="3"/>-0.8370</text:p>
      <text:p text:style-name="P2"><text:s text:c="3"/>-0.2700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2.675379e+01 <text:s text:c="4"/>3.152e-01 <text:s text:c="4"/>1.000e+00 <text:s text:c="4"/>0.000e+00 <text:s text:c="4"/>4.011e+01 <text:s/></text:p>
      <text:p text:style-name="P2"><text:soft-page-break/><text:s text:c="4"/>1 <text:s text:c="9"/>20 <text:s text:c="3"/>2.347474e+01 <text:s text:c="4"/>2.781e-01 <text:s text:c="4"/>1.176e-01 <text:s text:c="4"/>1.747e-01 <text:s text:c="4"/>3.735e+01 <text:s/></text:p>
      <text:p text:style-name="P2"><text:s text:c="4"/>2 <text:s text:c="9"/>31 <text:s text:c="3"/>2.149274e+01 <text:s text:c="4"/>2.113e-01 <text:s text:c="4"/>2.401e-01 <text:s text:c="4"/>3.205e-01 <text:s text:c="4"/>1.078e+02 <text:s/></text:p>
      <text:p text:style-name="P2"><text:s text:c="4"/>3 <text:s text:c="9"/>41 <text:s text:c="3"/>2.127445e+01 <text:s text:c="4"/>1.389e-01 <text:s text:c="4"/>3.430e-01 <text:s text:c="4"/>3.148e-01 <text:s text:c="4"/>2.184e+02 <text:s/></text:p>
      <text:p text:style-name="P2"><text:s text:c="4"/>4 <text:s text:c="9"/>49 <text:s text:c="3"/>1.549830e+01 <text:s text:c="4"/>1.000e+00 <text:s text:c="4"/>7.000e-01 <text:s text:c="4"/>2.954e-01 <text:s text:c="4"/>9.645e+01 <text:s/></text:p>
      <text:p text:style-name="P2"><text:s text:c="4"/>5 <text:s text:c="9"/>57 <text:s text:c="3"/>1.507279e+01 <text:s text:c="4"/>2.257e-01 <text:s text:c="4"/>7.000e-01 <text:s text:c="4"/>1.741e-01 <text:s text:c="4"/>1.756e+02 <text:s/></text:p>
      <text:p text:style-name="P2"><text:s text:c="4"/>6 <text:s text:c="9"/>72 <text:s text:c="3"/>1.477756e+01 <text:s text:c="4"/>1.084e-02 <text:s text:c="4"/>5.765e-02 <text:s text:c="4"/>5.870e-02 <text:s text:c="4"/>3.769e+01 <text:s/></text:p>
      <text:p text:style-name="P2"><text:s text:c="4"/>7 <text:s text:c="9"/>79 <text:s text:c="3"/>1.206111e+01 <text:s text:c="4"/>4.925e-02 <text:s text:c="4"/>1.000e+00 <text:s text:c="4"/>3.771e-01 <text:s text:c="4"/>6.460e+01 <text:s/></text:p>
      <text:p text:style-name="P2"><text:s text:c="4"/>8 <text:s text:c="9"/>89 <text:s text:c="3"/>1.144161e+01 <text:s text:c="4"/>0.000e+00 <text:s text:c="4"/>3.430e-01 <text:s text:c="4"/>2.753e-01 <text:s text:c="4"/>5.693e+01 <text:s/></text:p>
      <text:p text:style-name="P2"><text:s text:c="4"/>9 <text:s text:c="9"/>99 <text:s text:c="3"/>1.043684e+01 <text:s text:c="4"/>1.000e+00 <text:s text:c="4"/>3.430e-01 <text:s text:c="4"/>1.767e-01 <text:s text:c="4"/>2.392e+01 <text:s/></text:p>
      <text:p text:style-name="P2"><text:s text:c="3"/>10 <text:s text:c="8"/>100 <text:s text:c="3"/>1.043684e+01 <text:s text:c="4"/>1.000e+00 <text:s text:c="4"/>1.000e+00 <text:s text:c="4"/>1.072e-01 <text:s text:c="4"/>2.392e+01 <text:s/></text:p>
      <text:p text:style-name="P2"/>
      <text:p text:style-name="P2">Solver stopped prematurely.</text:p>
      <text:p text:style-name="P2"/>
      <text:p text:style-name="P2">fmincon stopped because it exceeded the function evaluation limit,</text:p>
      <text:p text:style-name="P2">options.MaxFunctionEvaluations = 1.000000e+02.</text:p>
      <text:p text:style-name="P2"/>
      <text:p text:style-name="P2"/>
      <text:p text:style-name="P2">nopt =</text:p>
      <text:p text:style-name="P2"/>
      <text:p text:style-name="P2"><text:s text:c="5"/>7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3.3618 <text:s text:c="3"/>0.2810 <text:s/>263.6101 <text:s text:c="3"/>1.3953 <text:s/>263.3563 <text:s/>100.0000</text:p>
      <text:p text:style-name="P2"/>
      <text:p text:style-name="P2"/>
      <text:p text:style-name="P2">start_param =</text:p>
      <text:p text:style-name="P2"/>
      <text:p text:style-name="P2"><text:s text:c="4"/>0.6241 <text:s text:c="3"/>0.6791 <text:s text:c="3"/>0.3955 <text:s text:c="3"/>0.3674 <text:s text:c="3"/>0.9880 <text:s text:c="3"/>0.0377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3295</text:p>
      <text:p text:style-name="P2"><text:s text:c="3"/>-0.4853</text:p>
      <text:p text:style-name="P2"><text:s text:c="3"/>-0.3516</text:p>
      <text:p text:style-name="P2"/>
      <text:p text:style-name="P2"/>
      <text:p text:style-name="P2">start_param =</text:p>
      <text:p text:style-name="P2"/>
      <text:p text:style-name="P2"><text:s text:c="4"/>0.8852 <text:s text:c="3"/>0.9133 <text:s text:c="3"/>0.7962 <text:s text:c="3"/>0.0987 <text:s text:c="3"/>0.2619 <text:s text:c="3"/>0.3354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3876</text:p>
      <text:p text:style-name="P2"><text:s text:c="3"/>-0.3565</text:p>
      <text:p text:style-name="P2"><text:s text:c="3"/>-0.2927</text:p>
      <text:p text:style-name="P2"><text:soft-page-break/></text:p>
      <text:p text:style-name="P2"/>
      <text:p text:style-name="P2">start_param =</text:p>
      <text:p text:style-name="P2"/>
      <text:p text:style-name="P2"><text:s text:c="4"/>0.6797 <text:s text:c="3"/>0.1366 <text:s text:c="3"/>0.7212 <text:s text:c="3"/>0.1068 <text:s text:c="3"/>0.6538 <text:s text:c="3"/>0.4942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4718</text:p>
      <text:p text:style-name="P2"><text:s text:c="3"/>-0.1696</text:p>
      <text:p text:style-name="P2"><text:s text:c="3"/>-0.2618</text:p>
      <text:p text:style-name="P2"/>
      <text:p text:style-name="P2"/>
      <text:p text:style-name="P2">start_param =</text:p>
      <text:p text:style-name="P2"/>
      <text:p text:style-name="P2"><text:s text:c="4"/>0.7791 <text:s text:c="3"/>0.7150 <text:s text:c="3"/>0.9037 <text:s text:c="3"/>0.8909 <text:s text:c="3"/>0.3342 <text:s text:c="3"/>0.6987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4440</text:p>
      <text:p text:style-name="P2"><text:s text:c="3"/>-0.2316</text:p>
      <text:p text:style-name="P2"><text:s text:c="3"/>-0.2257</text:p>
      <text:p text:style-name="P2"/>
      <text:p text:style-name="P2"/>
      <text:p text:style-name="P2">start_param =</text:p>
      <text:p text:style-name="P2"/>
      <text:p text:style-name="P2"><text:s text:c="4"/>0.1978 <text:s text:c="3"/>0.0305 <text:s text:c="3"/>0.7441 <text:s text:c="3"/>0.5000 <text:s text:c="3"/>0.4799 <text:s text:c="3"/>0.9047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4792</text:p>
      <text:p text:style-name="P2"><text:s text:c="3"/>-0.1533</text:p>
      <text:p text:style-name="P2"><text:s text:c="3"/>-0.2243</text:p>
      <text:p text:style-name="P2"/>
      <text:p text:style-name="P2"/>
      <text:p text:style-name="P2">start_param =</text:p>
      <text:p text:style-name="P2"/>
      <text:p text:style-name="P2"><text:s text:c="4"/>0.6099 <text:s text:c="3"/>0.6177 <text:s text:c="3"/>0.8594 <text:s text:c="3"/>0.8055 <text:s text:c="3"/>0.5767 <text:s text:c="3"/>0.1829</text:p>
      <text:p text:style-name="P2"/>
      <text:p text:style-name="P2"/>
      <text:p text:style-name="P2">con1 =</text:p>
      <text:p text:style-name="P2"/>
      <text:p text:style-name="P2"><text:s text:c="4"/>1.0000</text:p>
      <text:p text:style-name="P2"><text:s text:c="3"/>-0.3639</text:p>
      <text:p text:style-name="P2"><text:s text:c="3"/>-0.4090</text:p>
      <text:p text:style-name="P2"><text:s text:c="3"/>-0.3205</text:p>
      <text:p text:style-name="P2"><text:soft-page-break/></text:p>
      <text:p text:style-name="P2"/>
      <text:p text:style-name="P2">start_param =</text:p>
      <text:p text:style-name="P2"/>
      <text:p text:style-name="P2"><text:s text:c="4"/>0.2399 <text:s text:c="3"/>0.8865 <text:s text:c="3"/>0.0287 <text:s text:c="3"/>0.4899 <text:s text:c="3"/>0.1679 <text:s text:c="3"/>0.9787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0.7606</text:p>
      <text:p text:style-name="P2"><text:s text:c="4"/>0.4813</text:p>
      <text:p text:style-name="P2"><text:s text:c="3"/>-0.7760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4.995688e+01 <text:s text:c="4"/>4.813e-01 <text:s text:c="4"/>1.000e+00 <text:s text:c="4"/>0.000e+00 <text:s text:c="4"/>1.692e+01 <text:s/></text:p>
      <text:p text:style-name="P2"><text:s text:c="4"/>1 <text:s text:c="9"/>14 <text:s text:c="3"/>4.938627e+01 <text:s text:c="4"/>3.059e-01 <text:s text:c="4"/>1.000e+00 <text:s text:c="4"/>1.307e+00 <text:s text:c="4"/>6.024e+03 <text:s/></text:p>
      <text:p text:style-name="P2"><text:s text:c="4"/>2 <text:s text:c="9"/>22 <text:s text:c="3"/>1.355987e+02 <text:s text:c="4"/>1.241e-01 <text:s text:c="4"/>7.000e-01 <text:s text:c="4"/>2.961e-01 <text:s text:c="4"/>3.452e+04 <text:s/></text:p>
      <text:p text:style-name="P2"><text:s text:c="4"/>3 <text:s text:c="9"/>29 <text:s text:c="3"/>6.008588e+01 <text:s text:c="4"/>1.717e-01 <text:s text:c="4"/>1.000e+00 <text:s text:c="4"/>1.106e+00 <text:s text:c="4"/>1.349e+04 <text:s/></text:p>
      <text:p text:style-name="P2"><text:s text:c="4"/>4 <text:s text:c="9"/>38 <text:s text:c="3"/>6.118620e+01 <text:s text:c="4"/>1.270e-01 <text:s text:c="4"/>4.900e-01 <text:s text:c="4"/>1.870e-01 <text:s text:c="4"/>2.339e+04 <text:s/></text:p>
      <text:p text:style-name="P2"><text:s text:c="4"/>5 <text:s text:c="9"/>46 <text:s text:c="3"/>5.278862e+01 <text:s text:c="4"/>1.648e-01 <text:s text:c="4"/>7.000e-01 <text:s text:c="4"/>8.991e-01 <text:s text:c="4"/>1.594e+04 <text:s/></text:p>
      <text:p text:style-name="P2"><text:s text:c="4"/>6 <text:s text:c="9"/>61 <text:s text:c="3"/>5.703428e+01 <text:s text:c="4"/>1.553e-01 <text:s text:c="4"/>5.765e-02 <text:s text:c="4"/>2.237e-02 <text:s text:c="4"/>1.773e+04 <text:s/></text:p>
      <text:p text:style-name="P2"><text:s text:c="4"/>7 <text:s text:c="9"/>72 <text:s text:c="3"/>4.023241e+01 <text:s text:c="4"/>1.180e-01 <text:s text:c="4"/>2.401e-01 <text:s text:c="4"/>2.533e-01 <text:s text:c="4"/>2.696e+04 <text:s/></text:p>
      <text:p text:style-name="P2"><text:s text:c="4"/>8 <text:s text:c="9"/>87 <text:s text:c="3"/>4.023247e+01 <text:s text:c="4"/>1.220e-01 <text:s text:c="4"/>5.765e-02 <text:s text:c="4"/>4.618e-02 <text:s text:c="4"/>2.516e+04 <text:s/></text:p>
      <text:p text:style-name="P2"><text:s text:c="4"/>9 <text:s text:c="9"/>97 <text:s text:c="3"/>5.290669e+01 <text:s text:c="4"/>1.257e-01 <text:s text:c="4"/>3.430e-01 <text:s text:c="4"/>2.266e-01 <text:s text:c="4"/>2.519e+04 <text:s/></text:p>
      <text:p text:style-name="P2"><text:s text:c="3"/>10 <text:s text:c="8"/>105 <text:s text:c="3"/>5.991619e+01 <text:s text:c="4"/>1.632e-01 <text:s text:c="4"/>7.000e-01 <text:s text:c="4"/>6.866e-01 <text:s text:c="4"/>1.482e+04 <text:s/></text:p>
      <text:p text:style-name="P2"/>
      <text:p text:style-name="P2">Solver stopped prematurely.</text:p>
      <text:p text:style-name="P2"/>
      <text:p text:style-name="P2">fmincon stopped because it exceeded the function evaluation limit,</text:p>
      <text:p text:style-name="P2">options.MaxFunctionEvaluations = 1.000000e+02.</text:p>
      <text:p text:style-name="P2"/>
      <text:p text:style-name="P2"/>
      <text:p text:style-name="P2">nopt =</text:p>
      <text:p text:style-name="P2"/>
      <text:p text:style-name="P2"><text:s text:c="5"/>8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0.4000 <text:s text:c="3"/>0.0939 <text:s/>102.0710 <text:s text:c="3"/>0.2957 <text:s/>500.0000 <text:s/>100.0000</text:p>
      <text:p text:style-name="P2"/>
      <text:p text:style-name="P2"/>
      <text:p text:style-name="P2">start_param =</text:p>
      <text:p text:style-name="P2"/>
      <text:p text:style-name="P2"><text:s text:c="4"/>0.7127 <text:s text:c="3"/>0.5005 <text:s text:c="3"/>0.4711 <text:s text:c="3"/>0.0596 <text:s text:c="3"/>0.6820 <text:s text:c="3"/>0.0424</text:p>
      <text:p text:style-name="P2"/>
      <text:p text:style-name="P2"/>
      <text:p text:style-name="P2">con1 =</text:p>
      <text:p text:style-name="P2"/>
      <text:p text:style-name="P2"><text:soft-page-break/><text:s text:c="4"/>1.0000</text:p>
      <text:p text:style-name="P2"><text:s text:c="3"/>-0.3983</text:p>
      <text:p text:style-name="P2"><text:s text:c="3"/>-0.3327</text:p>
      <text:p text:style-name="P2"><text:s text:c="3"/>-0.3156</text:p>
      <text:p text:style-name="P2"/>
      <text:p text:style-name="P2"/>
      <text:p text:style-name="P2">start_param =</text:p>
      <text:p text:style-name="P2"/>
      <text:p text:style-name="P2"><text:s text:c="4"/>0.0714 <text:s text:c="3"/>0.5216 <text:s text:c="3"/>0.0967 <text:s text:c="3"/>0.8181 <text:s text:c="3"/>0.8175 <text:s text:c="3"/>0.7224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 text:c="3"/>-0.6999</text:p>
      <text:p text:style-name="P2"><text:s text:c="4"/>0.3383</text:p>
      <text:p text:style-name="P2"><text:s text:c="3"/>-0.4089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5.337016e+01 <text:s text:c="4"/>1.042e+00 <text:s text:c="4"/>1.000e+00 <text:s text:c="4"/>0.000e+00 <text:s text:c="4"/>6.316e+01 <text:s/></text:p>
      <text:p text:style-name="P2"><text:s text:c="4"/>1 <text:s text:c="9"/>15 <text:s text:c="3"/>4.438006e+01 <text:s text:c="4"/>3.126e-01 <text:s text:c="4"/>7.000e-01 <text:s text:c="4"/>7.784e-01 <text:s text:c="4"/>1.818e+04 <text:s/></text:p>
      <text:p text:style-name="P2"><text:s text:c="4"/>2 <text:s text:c="9"/>24 <text:s text:c="3"/>4.433856e+01 <text:s text:c="4"/>2.053e-01 <text:s text:c="4"/>4.900e-01 <text:s text:c="4"/>5.921e-01 <text:s text:c="4"/>8.216e+03 <text:s/></text:p>
      <text:p text:style-name="P2"><text:s text:c="4"/>3 <text:s text:c="9"/>31 <text:s text:c="3"/>4.118909e+01 <text:s text:c="4"/>1.827e-01 <text:s text:c="4"/>1.000e+00 <text:s text:c="4"/>1.113e+00 <text:s text:c="4"/>8.348e+03 <text:s/></text:p>
      <text:p text:style-name="P2"><text:s text:c="4"/>4 <text:s text:c="9"/>40 <text:s text:c="3"/>3.861988e+01 <text:s text:c="4"/>1.271e-01 <text:s text:c="4"/>4.900e-01 <text:s text:c="4"/>9.472e-02 <text:s text:c="4"/>8.294e+03 <text:s/></text:p>
      <text:p text:style-name="P2"><text:s text:c="4"/>5 <text:s text:c="9"/>48 <text:s text:c="3"/>3.870011e+01 <text:s text:c="4"/>1.577e-01 <text:s text:c="4"/>7.000e-01 <text:s text:c="4"/>9.836e-01 <text:s text:c="4"/>7.605e+03 <text:s/></text:p>
      <text:p text:style-name="P2"><text:s text:c="4"/>6 <text:s text:c="9"/>67 <text:s text:c="3"/>3.870011e+01 <text:s text:c="4"/>1.577e-01 <text:s text:c="4"/>1.140e-03 <text:s text:c="4"/>8.610e-04 <text:s text:c="4"/>7.605e+03 <text:s/></text:p>
      <text:p text:style-name="P2"/>
      <text:p text:style-name="P2">Optimization stopped because the relative changes in all elements of x are</text:p>
      <text:p text:style-name="P2">less than options.StepTolerance = 1.000000e-03, but the relative maximum constraint</text:p>
      <text:p text:style-name="P2">violation, 1.513380e-01, exceeds options.ConstraintTolerance = 1.000000e-03.</text:p>
      <text:p text:style-name="P2"/>
      <text:p text:style-name="P2"/>
      <text:p text:style-name="P2">nopt =</text:p>
      <text:p text:style-name="P2"/>
      <text:p text:style-name="P2"><text:s text:c="5"/>9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0.4000 <text:s text:c="3"/>0.0929 <text:s/>299.2469 <text:s text:c="3"/>0.4202 <text:s/>299.2469 <text:s/>100.0000</text:p>
      <text:p text:style-name="P2"/>
      <text:p text:style-name="P2"/>
      <text:p text:style-name="P2">start_param =</text:p>
      <text:p text:style-name="P2"/>
      <text:p text:style-name="P2"><text:s text:c="4"/>0.1499 <text:s text:c="3"/>0.6596 <text:s text:c="3"/>0.5186 <text:s text:c="3"/>0.9730 <text:s text:c="3"/>0.6490 <text:s text:c="3"/>0.8003</text:p>
      <text:p text:style-name="P2"/>
      <text:p text:style-name="P2"/>
      <text:p text:style-name="P2">con1 =</text:p>
      <text:p text:style-name="P2"/>
      <text:p text:style-name="P2"><text:s text:c="3"/>-1.0000</text:p>
      <text:p text:style-name="P2"><text:soft-page-break/><text:s text:c="3"/>-0.8277</text:p>
      <text:p text:style-name="P2"><text:s text:c="4"/>0.6240</text:p>
      <text:p text:style-name="P2"><text:s text:c="3"/>-0.5626</text:p>
      <text:p text:style-name="P2"/>
      <text:p text:style-name="P2"><text:s/>Iter <text:s/>Func-count <text:s text:c="11"/>Fval <text:s text:c="2"/>Feasibility <text:s text:c="2"/>Step Length <text:s text:c="6"/>Norm of <text:s text:c="2"/>First-order <text:s/></text:p>
      <text:p text:style-name="P2"><text:s text:c="71"/>step <text:s text:c="3"/>optimality</text:p>
      <text:p text:style-name="P2"><text:s text:c="4"/>0 <text:s text:c="10"/>7 <text:s text:c="3"/>3.871193e+01 <text:s text:c="4"/>6.240e-01 <text:s text:c="4"/>1.000e+00 <text:s text:c="4"/>0.000e+00 <text:s text:c="4"/>6.264e+01 <text:s/></text:p>
      <text:p text:style-name="P2"><text:s text:c="4"/>1 <text:s text:c="9"/>16 <text:s text:c="3"/>2.715097e+01 <text:s text:c="4"/>4.401e-01 <text:s text:c="4"/>4.900e-01 <text:s text:c="4"/>4.526e-01 <text:s text:c="4"/>4.567e+03 <text:s/></text:p>
      <text:p text:style-name="P2"><text:s text:c="4"/>2 <text:s text:c="9"/>24 <text:s text:c="3"/>3.570832e+01 <text:s text:c="4"/>2.317e-01 <text:s text:c="4"/>7.000e-01 <text:s text:c="4"/>7.849e-01 <text:s text:c="4"/>4.661e+03 <text:s/></text:p>
      <text:p text:style-name="P2"><text:s text:c="4"/>3 <text:s text:c="9"/>31 <text:s text:c="3"/>4.095840e+01 <text:s text:c="4"/>1.385e-01 <text:s text:c="4"/>1.000e+00 <text:s text:c="4"/>4.035e-01 <text:s text:c="4"/>4.947e+03 <text:s/></text:p>
      <text:p text:style-name="P2"><text:s text:c="4"/>4 <text:s text:c="9"/>40 <text:s text:c="3"/>4.127072e+01 <text:s text:c="4"/>1.301e-01 <text:s text:c="4"/>4.900e-01 <text:s text:c="4"/>7.789e-01 <text:s text:c="4"/>3.759e+03 <text:s/></text:p>
      <text:p text:style-name="P2"><text:s text:c="4"/>5 <text:s text:c="9"/>51 <text:s text:c="3"/>3.931502e+01 <text:s text:c="4"/>1.283e-01 <text:s text:c="4"/>2.401e-01 <text:s text:c="4"/>2.297e-01 <text:s text:c="4"/>4.750e+03 <text:s/></text:p>
      <text:p text:style-name="P2"><text:s text:c="4"/>6 <text:s text:c="9"/>62 <text:s text:c="3"/>4.728454e+01 <text:s text:c="4"/>1.450e-01 <text:s text:c="4"/>2.401e-01 <text:s text:c="4"/>1.746e-01 <text:s text:c="4"/>4.951e+03 <text:s/></text:p>
      <text:p text:style-name="P2"><text:s text:c="4"/>7 <text:s text:c="9"/>80 <text:s text:c="3"/>4.728454e+01 <text:s text:c="4"/>1.450e-01 <text:s text:c="4"/>1.628e-03 <text:s text:c="4"/>1.150e-03 <text:s text:c="4"/>4.951e+03 <text:s/></text:p>
      <text:p text:style-name="P2"/>
      <text:p text:style-name="P2">Optimization stopped because the relative changes in all elements of x are</text:p>
      <text:p text:style-name="P2">less than options.StepTolerance = 1.000000e-03, but the relative maximum constraint</text:p>
      <text:p text:style-name="P2">violation, 1.449933e-01, exceeds options.ConstraintTolerance = 1.000000e-03.</text:p>
      <text:p text:style-name="P2"/>
      <text:p text:style-name="P2"/>
      <text:p text:style-name="P2">nopt =</text:p>
      <text:p text:style-name="P2"/>
      <text:p text:style-name="P2"><text:s text:c="4"/>10</text:p>
      <text:p text:style-name="P2"/>
      <text:p text:style-name="P2">valori parametri riportati ai range originali</text:p>
      <text:p text:style-name="P2"/>
      <text:p text:style-name="P2">optimal_parameters =</text:p>
      <text:p text:style-name="P2"/>
      <text:p text:style-name="P2"><text:s text:c="4"/>0.4000 <text:s text:c="3"/>0.0908 <text:s/>142.0841 <text:s text:c="3"/>0.5180 <text:s/>353.0936 <text:s/>100.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8:03:55.568096630</meta:creation-date>
    <dc:date>2020-11-04T19:50:12.601848708</dc:date>
    <meta:editing-duration>PT1H3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2" meta:paragraph-count="372" meta:word-count="1590" meta:character-count="17762" meta:non-whitespace-character-count="10929"/>
  </office:meta>
</office:document-meta>
</file>